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f2aa" officeooo:paragraph-rsid="0004f2aa"/>
    </style:style>
    <style:style style:name="P2" style:family="paragraph" style:parent-style-name="Standard">
      <style:text-properties officeooo:rsid="0004f2aa" officeooo:paragraph-rsid="0004f2aa"/>
    </style:style>
    <style:style style:name="P3" style:family="paragraph" style:parent-style-name="Standard">
      <style:text-properties officeooo:rsid="00066abf" officeooo:paragraph-rsid="00066abf"/>
    </style:style>
    <style:style style:name="P4" style:family="paragraph" style:parent-style-name="Standard">
      <style:text-properties style:text-underline-style="solid" style:text-underline-width="auto" style:text-underline-color="font-color" officeooo:rsid="0006a47a" officeooo:paragraph-rsid="0006a47a"/>
    </style:style>
    <style:style style:name="P5" style:family="paragraph" style:parent-style-name="Standard">
      <style:text-properties style:text-underline-style="none" officeooo:rsid="0006a47a" officeooo:paragraph-rsid="0006a47a"/>
    </style:style>
    <style:style style:name="P6" style:family="paragraph" style:parent-style-name="Standard">
      <style:text-properties style:text-underline-style="none" officeooo:rsid="00075f52" officeooo:paragraph-rsid="00075f52"/>
    </style:style>
    <style:style style:name="P7" style:family="paragraph" style:parent-style-name="Standard">
      <style:text-properties style:text-underline-style="none" officeooo:rsid="000d57b7" officeooo:paragraph-rsid="000d57b7"/>
    </style:style>
    <style:style style:name="P8" style:family="paragraph" style:parent-style-name="Standard">
      <style:text-properties style:text-underline-style="none" officeooo:rsid="000897f7" officeooo:paragraph-rsid="000897f7"/>
    </style:style>
    <style:style style:name="P9" style:family="paragraph" style:parent-style-name="Standard">
      <style:text-properties style:text-underline-style="none" officeooo:rsid="000b78b3" officeooo:paragraph-rsid="000b78b3"/>
    </style:style>
    <style:style style:name="P10" style:family="paragraph" style:parent-style-name="Standard">
      <style:text-properties style:text-underline-style="none" officeooo:rsid="0008babd" officeooo:paragraph-rsid="0008babd"/>
    </style:style>
    <style:style style:name="P11" style:family="paragraph" style:parent-style-name="Standard">
      <style:text-properties style:text-underline-style="none" officeooo:rsid="0009ba59" officeooo:paragraph-rsid="0009ba5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b223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officeooo:rsid="000d57b7"/>
    </style:style>
    <style:style style:name="T7" style:family="text">
      <style:text-properties fo:font-weight="bold" officeooo:rsid="000d57b7" style:font-weight-asian="bold" style:font-weight-complex="bold"/>
    </style:style>
    <style:style style:name="T8" style:family="text">
      <style:text-properties fo:font-weight="normal" officeooo:rsid="000d57b7" style:font-weight-asian="normal" style:font-weight-complex="normal"/>
    </style:style>
    <style:style style:name="T9" style:family="text">
      <style:text-properties officeooo:rsid="0008babd"/>
    </style:style>
    <style:style style:name="T10" style:family="text">
      <style:text-properties officeooo:rsid="000e1649"/>
    </style:style>
    <style:style style:name="T11" style:family="text">
      <style:text-properties officeooo:rsid="000ed387"/>
    </style:style>
    <style:style style:name="T12" style:family="text">
      <style:text-properties officeooo:rsid="0009ba59"/>
    </style:style>
    <style:style style:name="T13" style:family="text">
      <style:text-properties officeooo:rsid="000d31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text:p>
      <text:p text:style-name="P2">make sure to research the problem in its’ entirety before designing a solution. This is designed to allow you to show your understanding of the problem you have been given to solve </text:p>
      <text:p text:style-name="P2"/>
      <text:p text:style-name="P2">you should NOT give a design on how you should solve the problem</text:p>
      <text:p text:style-name="P2"/>
      <text:p text:style-name="P1">Format:</text:p>
      <text:p text:style-name="P2"/>
      <text:p text:style-name="P2">title page- proposal for insert company here</text:p>
      <text:p text:style-name="P2">provide name. Learner number,occ spec and maybe a picture linked to the theme of the scenario </text:p>
      <text:p text:style-name="P2"/>
      <text:p text:style-name="P2"><text:span text:style-name="T1">contents page</text:span>- leave empty for now as you will be able to auto generate a contents page</text:p>
      <text:p text:style-name="P2"/>
      <text:p text:style-name="P2"><text:span text:style-name="T1">organisation overview</text:span>-give a description of the business that the scenario is about</text:p>
      <text:p text:style-name="P2">-who are they as a business?</text:p>
      <text:p text:style-name="P2">-what do they do?</text:p>
      <text:p text:style-name="P2">-what are they looking for?</text:p>
      <text:p text:style-name="P2"/>
      <text:p text:style-name="P3"><text:span text:style-name="T1">Problem overview</text:span>- write a detailed description of your understanding of the problem (the main issues with their current issue)</text:p>
      <text:p text:style-name="P3">-explain the impact of the absence of your solution</text:p>
      <text:p text:style-name="P3">-give a description of what the problem is with the current system</text:p>
      <text:p text:style-name="P3">-DON’T TALK ABOUT <text:s/>HOW YOU WOULD SOLVE IT.</text:p>
      <text:p text:style-name="P3"/>
      <text:p text:style-name="P3"><text:span text:style-name="T2">User groups</text:span>- you need to identify what you think a group of users will do with this system </text:p>
      <text:p text:style-name="P3">-explain how you have identified them</text:p>
      <text:p text:style-name="P3">-briefly talk about how you think they will make use of the system </text:p>
      <text:p text:style-name="P3">-MINIMUM THREE GROUPS</text:p>
      <text:p text:style-name="P3">-<text:span text:style-name="T3">when stating user groups make sure to state things like their age range, employment status, technology ability and gender should only be mentioned if it is really important to the scenario (hardly ever)</text:span></text:p>
      <text:p text:style-name="P3"/>
      <text:p text:style-name="P3"><text:span text:style-name="T2">Empathy map</text:span>- what a user group says, thinks, does and feels split into those 4 categories </text:p>
      <text:p text:style-name="P3"/>
      <text:p text:style-name="P4"><text:span text:style-name="T4">Laws guidance and legislation</text:span>-<text:span text:style-name="T5"> explore what laws and guidance the business has to operate under</text:span></text:p>
      <text:p text:style-name="P5">-look at the laws and legislation that the business has to work under</text:p>
      <text:p text:style-name="P5">- look at other laws and legislation that will impact the system you will develop</text:p>
      <text:p text:style-name="P6">mention:</text:p>
      <text:p text:style-name="P6">GDPR</text:p>
      <text:p text:style-name="P6">WCAG</text:p>
      <text:p text:style-name="P6"/>
      <text:p text:style-name="P6"><text:span text:style-name="T4">Alternative systems</text:span>-look for alternative systems that will carry out the same requirements they have given you </text:p>
      <text:p text:style-name="P6">-for each system:</text:p>
      <text:p text:style-name="P6">what does that system do well</text:p>
      <text:p text:style-name="P6">what does the system fail to achieve</text:p>
      <text:p text:style-name="P6">what things will take from their system in your design</text:p>
      <text:p text:style-name="P6">look at how the data from the system will be stored I.E data sovereignty (where your data is held and therefore who is responsible for it.)</text:p>
      <text:p text:style-name="P6"/>
      <text:p text:style-name="P7">If you are struggling look at excel as an option</text:p>
      <text:p text:style-name="P7">add printscreens of alternate sites</text:p>
      <text:p text:style-name="P8"><text:soft-page-break/><text:span text:style-name="T4">risks</text:span>-start with security risks how can you defend or prevent them being an issue</text:p>
      <text:p text:style-name="P8">-what sorts of risks might come up that could impede you completing the project</text:p>
      <text:p text:style-name="P8">-discuss how to mitigate risks- changing requirements from clients etc -main place to get marks in this section </text:p>
      <text:p text:style-name="P8">-<text:span text:style-name="T6">what if the client keeps changing their mind all the time- have regular short sprints to ensure that the client understands what’s going on and if they want to change anything we can before its too late </text:span></text:p>
      <text:p text:style-name="P8"/>
      <text:p text:style-name="P8"/>
      <text:p text:style-name="P8"><text:span text:style-name="T4">decomposition- </text:span><text:span text:style-name="T7">It must be a diagram of the overall structure of the website </text:span><text:span text:style-name="T8">the website you build doesn’t have to be identical, be grand not everything you put in this code has to be developed </text:span></text:p>
      <text:p text:style-name="P8"/>
      <text:p text:style-name="P8"><text:span text:style-name="T4">user acceptance criteria</text:span>-use g<text:span text:style-name="T9">i</text:span>rkin </text:p>
      <text:p text:style-name="P9">user requirements = user acceptance criteria </text:p>
      <text:p text:style-name="P9">user stories </text:p>
      <text:p text:style-name="P10">functional and non-functional requirements</text:p>
      <text:p text:style-name="P10">functional- this is what needs to happen <text:span text:style-name="T10">as in something the user sees and interacts with</text:span></text:p>
      <text:p text:style-name="P10">non-functional-this is what should happen- for example how passwords are stored and how fast each page should load <text:span text:style-name="T10">or something the user doesn’t see but we can for example an audit table or how passwords are stored</text:span></text:p>
      <text:p text:style-name="P10"/>
      <text:p text:style-name="P10"><text:span text:style-name="T4">key performance indicators</text:span>-</text:p>
      <text:p text:style-name="P10">things that will measure the success of the project </text:p>
      <text:p text:style-name="P10">-should be categorised where possible</text:p>
      <text:p text:style-name="P10">-examples: improved reviews, visitor satisfaction rate, <text:span text:style-name="T11">numbers of repeat visitors, page load time, </text:span></text:p>
      <text:p text:style-name="P9">not expected to be met by you kpis are what they expect to benefit from the solution such as increase in trustpilot ratings, increase in customers signing up for accounts, increase in sales, increase in bookings, numbers of referrals </text:p>
      <text:p text:style-name="P10"/>
      <text:p text:style-name="P10"><text:span text:style-name="T4">description of proposed solution</text:span>-general overview of <text:span text:style-name="T12">what your solution will be and what it does</text:span></text:p>
      <text:p text:style-name="P10"/>
      <text:p text:style-name="P10"/>
      <text:p text:style-name="P9">Scope:</text:p>
      <text:p text:style-name="P9">make sure to make your scope realistic, make reference to how big the project could be as in how much could be built but make sure to say what you will be focusing on building as it would be too much <text:span text:style-name="T13">to be done in the given time frame and the sale of products is outside of what is expected in the exam make sure to mention how creating a system to take in transactions requires more time and security and experience </text:span></text:p>
      <text:p text:style-name="P10"/>
      <text:p text:style-name="P11">tips:</text:p>
      <text:p text:style-name="P11">justify everything and use the so what after making a statement </text:p>
      <text:p text:style-name="P11">keep a thorough and accurate list of websites you visited with time and date</text:p>
      <text:p text:style-name="P11">other than the first and last couple of headings the rest should not be in this order</text:p>
      <text:p text:style-name="P11"/>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10:02:06.877365700</meta:creation-date>
    <dc:date>2026-01-05T10:12:58.546955300</dc:date>
    <meta:editing-duration>PT23M21S</meta:editing-duration>
    <meta:editing-cycles>6</meta:editing-cycles>
    <meta:generator>LibreOffice/25.8.3.2$Windows_X86_64 LibreOffice_project/8ca8d55c161d602844f5428fa4b58097424e324e</meta:generator>
    <meta:document-statistic meta:table-count="0" meta:image-count="0" meta:object-count="0" meta:page-count="2" meta:paragraph-count="58" meta:word-count="777" meta:character-count="4472" meta:non-whitespace-character-count="3734"/>
  </office:meta>
</office:document-meta>
</file>